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B000001B5027AB0ACCA5737D0.png" manifest:media-type="image/png"/>
  <manifest:file-entry manifest:full-path="Pictures/1000020100000298000001DB00A6089822B4AF45.png" manifest:media-type="image/png"/>
  <manifest:file-entry manifest:full-path="Pictures/1000000000000173000000EBE841F610DF9146CC.png" manifest:media-type="image/png"/>
  <manifest:file-entry manifest:full-path="Pictures/1000020100000258000002572F8466CCB1672CE1.png" manifest:media-type="image/png"/>
  <manifest:file-entry manifest:full-path="Pictures/1000000000000156000000C7DFA86437695A9B88.png" manifest:media-type="image/png"/>
  <manifest:file-entry manifest:full-path="Pictures/1000000000000123000001548D97BCD62E04E987.png" manifest:media-type="image/png"/>
  <manifest:file-entry manifest:full-path="Pictures/100002010000025800000258BABB1CB7AAECE1E8.png" manifest:media-type="image/png"/>
  <manifest:file-entry manifest:full-path="Pictures/100002010000025800000258A2C2D0156C5D2A19.png" manifest:media-type="image/png"/>
  <manifest:file-entry manifest:full-path="Pictures/1000020100000258000002585E3C2BAE90C7C64B.png" manifest:media-type="image/png"/>
  <manifest:file-entry manifest:full-path="Pictures/10000000000002510000017860190301258D43BD.png" manifest:media-type="image/png"/>
  <manifest:file-entry manifest:full-path="Pictures/1000000000000156000000B5C3BCAB6645466FD3.png" manifest:media-type="image/png"/>
  <manifest:file-entry manifest:full-path="Pictures/100002010000025800000258E839A2656AD76D5A.png" manifest:media-type="image/png"/>
  <manifest:file-entry manifest:full-path="Pictures/1000000000000158000000E07D632DCDF9646960.png" manifest:media-type="image/png"/>
  <manifest:file-entry manifest:full-path="Pictures/10000000000000CA000000EF962DA6019454FF3F.png" manifest:media-type="image/png"/>
  <manifest:file-entry manifest:full-path="Pictures/1000000000000156000000AB5B46922E4A4783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2453in, 0.066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图片 10" draw:style-name="gr1" draw:text-style-name="P2" svg:width="6.028in" svg:height="3.6996in" svg:x="0.3984in" svg:y="6.0598in"><draw:image xlink:href="Pictures/10000000000002510000017860190301258D43BD.png" xlink:type="simple" xlink:show="embed" xlink:actuate="onLoad"><text:p/></draw:image></draw:frame><draw:frame text:anchor-type="paragraph" draw:z-index="1" draw:name="图片 13" draw:style-name="gr2" draw:text-style-name="P2" svg:width="6.185in" svg:height="3.6705in" svg:x="0.502in" svg:y="0.1299in"><draw:image xlink:href="Pictures/1000000000000156000000C7DFA86437695A9B88.png" xlink:type="simple" xlink:show="embed" xlink:actuate="onLoad"><text:p/></draw:image></draw:frame><draw:line text:anchor-type="paragraph" draw:z-index="5" draw:name="Shape1" draw:style-name="gr5" draw:text-style-name="P3" svg:x1="-0.5028in" svg:y1="5.0319in" svg:x2="7.4071in" svg:y2="5.0319in"><text:p/></draw:line></text:p>
      <text:p text:style-name="P1"><draw:frame text:anchor-type="paragraph" draw:z-index="2" draw:name="内容占位符 4" draw:style-name="gr3" draw:text-style-name="P2" svg:width="5.6213in" svg:height="3.5043in" svg:x="0.6417in" svg:y="0.3484in"><draw:image xlink:href="Pictures/1000000000000156000000B5C3BCAB6645466FD3.png" xlink:type="simple" xlink:show="embed" xlink:actuate="onLoad"><text:p/></draw:image></draw:frame><draw:frame text:anchor-type="paragraph" draw:z-index="3" draw:name="图片 7" draw:style-name="gr4" draw:text-style-name="P2" svg:width="5.7732in" svg:height="3.615in" svg:x="0.7453in" svg:y="6.1181in"><draw:image xlink:href="Pictures/1000000000000158000000E07D632DCDF9646960.png" xlink:type="simple" xlink:show="embed" xlink:actuate="onLoad"><text:p/></draw:image></draw:frame><draw:line text:anchor-type="paragraph" draw:z-index="6" draw:name="Shape1" draw:style-name="gr5" draw:text-style-name="P3" svg:x1="-0.5028in" svg:y1="5.0319in" svg:x2="7.4071in" svg:y2="5.0319in"><text:p/></draw:line></text:p>
      <text:p text:style-name="P1"><draw:frame text:anchor-type="paragraph" draw:z-index="4" draw:name="图片 9" draw:style-name="gr1" draw:text-style-name="P2" svg:width="5.6953in" svg:height="3.2807in" svg:x="0.5756in" svg:y="0.3638in"><draw:image xlink:href="Pictures/1000000000000156000000AB5B46922E4A4783F0.png" xlink:type="simple" xlink:show="embed" xlink:actuate="onLoad"><text:p/></draw:image></draw:frame><draw:frame text:anchor-type="paragraph" draw:z-index="9" draw:name="Picture 2" draw:style-name="gr7" draw:text-style-name="P2" svg:width="3.915in" svg:height="3.7079in" svg:x="1.3835in" svg:y="6.0717in"><draw:image xlink:href="Pictures/100002010000025800000258A2C2D0156C5D2A19.png" xlink:type="simple" xlink:show="embed" xlink:actuate="onLoad"><text:p/></draw:image></draw:frame><draw:line text:anchor-type="paragraph" draw:z-index="7" draw:name="Shape1" draw:style-name="gr5" draw:text-style-name="P3" svg:x1="-0.5028in" svg:y1="5.0319in" svg:x2="7.4071in" svg:y2="5.0319in"><text:p/></draw:line></text:p>
      <text:p text:style-name="P1"><draw:frame text:anchor-type="paragraph" draw:z-index="17" draw:name="Picture 2" draw:style-name="gr1" draw:text-style-name="P2" svg:width="4.2898in" svg:height="4.1217in" svg:x="1.0409in" svg:y="5.7547in"><draw:image xlink:href="Pictures/100002010000025800000258E839A2656AD76D5A.png" xlink:type="simple" xlink:show="embed" xlink:actuate="onLoad"><text:p/></draw:image></draw:frame><draw:frame text:anchor-type="paragraph" draw:z-index="10" draw:name="Picture 5" draw:style-name="gr8" draw:text-style-name="P2" svg:width="4.0807in" svg:height="3.985in" svg:x="1.389in" svg:y="0.2228in"><draw:image xlink:href="Pictures/1000020100000258000002585E3C2BAE90C7C64B.png" xlink:type="simple" xlink:show="embed" xlink:actuate="onLoad"><text:p/></draw:image></draw:frame><draw:line text:anchor-type="paragraph" draw:z-index="11" draw:name="Shape1" draw:style-name="gr5" draw:text-style-name="P3" svg:x1="-0.5028in" svg:y1="5.0319in" svg:x2="7.4071in" svg:y2="5.0319in"><text:p/></draw:line></text:p>
      <text:p text:style-name="P1"><draw:frame text:anchor-type="paragraph" draw:z-index="15" draw:name="Picture 2" draw:style-name="gr10" draw:text-style-name="P2" svg:width="4.0748in" svg:height="3.9606in" svg:x="1.3327in" svg:y="0.1516in"><draw:image xlink:href="Pictures/1000020100000258000002572F8466CCB1672CE1.png" xlink:type="simple" xlink:show="embed" xlink:actuate="onLoad"><text:p/></draw:image></draw:frame><draw:frame text:anchor-type="paragraph" draw:z-index="19" draw:name="Picture 2" draw:style-name="gr13" draw:text-style-name="P2" svg:width="4.1094in" svg:height="3.9315in" svg:x="1.3437in" svg:y="5.8701in"><draw:image xlink:href="Pictures/100002010000025800000258BABB1CB7AAECE1E8.png" xlink:type="simple" xlink:show="embed" xlink:actuate="onLoad"><text:p/></draw:image></draw:frame><draw:line text:anchor-type="paragraph" draw:z-index="12" draw:name="Shape1" draw:style-name="gr5" draw:text-style-name="P3" svg:x1="-0.5028in" svg:y1="5.0319in" svg:x2="7.4071in" svg:y2="5.0319in"><text:p/></draw:line></text:p>
      <text:p text:style-name="P1"><draw:frame text:anchor-type="paragraph" draw:z-index="8" draw:name="图片 3" draw:style-name="gr6" draw:text-style-name="P2" svg:width="4.1512in" svg:height="3.7303in" svg:x="1.0075in" svg:y="0.2925in"><draw:image xlink:href="Pictures/10000000000000CA000000EF962DA6019454FF3F.png" xlink:type="simple" xlink:show="embed" xlink:actuate="onLoad"><text:p/></draw:image></draw:frame><draw:frame text:anchor-type="paragraph" draw:z-index="14" draw:name="内容占位符 3" draw:style-name="gr9" draw:text-style-name="P2" svg:width="4.5461in" svg:height="2.8807in" draw:transform="skewX (-4.40790165734164E-017) rotate (0.31398473243378) translate (0.824305555555555in 7.06597222222222in)"><draw:image xlink:href="Pictures/1000000000000173000000EBE841F610DF9146CC.png" xlink:type="simple" xlink:show="embed" xlink:actuate="onLoad"><text:p/></draw:image></draw:frame><draw:line text:anchor-type="paragraph" draw:z-index="20" draw:name="Shape1" draw:style-name="gr5" draw:text-style-name="P3" svg:x1="-0.5028in" svg:y1="5.0319in" svg:x2="7.4071in" svg:y2="5.0319in"><text:p/></draw:line></text:p>
      <text:p text:style-name="P1"><draw:frame draw:style-name="fr1" draw:name="Image1" text:anchor-type="paragraph" svg:x="1.5193in" svg:y="0.6693in" svg:width="4.2917in" svg:height="3.139in" draw:z-index="13"><draw:image xlink:href="Pictures/1000020100000298000001DB00A6089822B4AF45.png" xlink:type="simple" xlink:show="embed" xlink:actuate="onLoad" loext:mime-type="image/x-vclgraphic"/></draw:frame><draw:frame text:anchor-type="paragraph" draw:z-index="18" draw:name="图片 1" draw:style-name="gr12" draw:text-style-name="P2" svg:width="4.1287in" svg:height="4.2024in" svg:x="1.3866in" svg:y="5.9472in"><draw:image xlink:href="Pictures/1000000000000123000001548D97BCD62E04E987.png" xlink:type="simple" xlink:show="embed" xlink:actuate="onLoad"><text:p/></draw:image></draw:frame><draw:line text:anchor-type="paragraph" draw:z-index="21" draw:name="Shape1" draw:style-name="gr5" draw:text-style-name="P3" svg:x1="-0.5028in" svg:y1="5.0319in" svg:x2="7.4071in" svg:y2="5.0319in"><text:p/></draw:line></text:p>
      <text:p text:style-name="P1"><draw:frame text:anchor-type="paragraph" draw:z-index="16" draw:name="图片 1" draw:style-name="gr11" draw:text-style-name="P2" svg:width="5.0886in" svg:height="3.4587in" svg:x="0.8047in" svg:y="0.3917in"><draw:image xlink:href="Pictures/100000000000029B000001B5027AB0ACCA5737D0.png" xlink:type="simple" xlink:show="embed" xlink:actuate="onLoad"><text:p/></draw:image></draw:frame><draw:line text:anchor-type="paragraph" draw:z-index="22" draw:name="Shape1" draw:style-name="gr5" draw:text-style-name="P3" svg:x1="-0.5028in" svg:y1="5.0319in" svg:x2="7.4071in" svg:y2="5.031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buc Dorian</meta:initial-creator>
    <meta:creation-date>2020-05-23T16:57:58.914279155</meta:creation-date>
    <dc:date>2020-05-23T17:14:39.656772642</dc:date>
    <dc:creator>Chibuc Dorian</dc:creator>
    <meta:editing-duration>PT16M40S</meta:editing-duration>
    <meta:editing-cycles>3</meta:editing-cycles>
    <meta:generator>LibreOffice/6.0.7.3$Linux_X86_64 LibreOffice_project/00m0$Build-3</meta:generator>
    <meta:printed-by>Chibuc Dorian</meta:printed-by>
    <meta:print-date>2020-05-23T17:15:02.077850199</meta:print-date>
    <meta:document-statistic meta:table-count="0" meta:image-count="1" meta:object-count="0" meta:page-count="8" meta:paragraph-count="0" meta:word-count="0" meta:character-count="0" meta:non-whitespace-character-count="0"/>
  </office:meta>
</office:document-meta>
</file>